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officeooo:rsid="001592c7" officeooo:paragraph-rsid="000455b7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Header_20_right">
      <style:paragraph-properties fo:text-align="justify" style:justify-single-word="false"/>
      <style:text-properties style:text-underline-style="solid" style:text-underline-width="auto" style:text-underline-color="font-color" officeooo:rsid="001592c7" officeooo:paragraph-rsid="000455b7"/>
    </style:style>
    <style:style style:name="P4" style:family="paragraph" style:parent-style-name="Header_20_right">
      <style:paragraph-properties fo:text-align="justify" style:justify-single-word="false"/>
      <style:text-properties style:text-underline-style="none" officeooo:rsid="001592c7" officeooo:paragraph-rsid="000455b7"/>
    </style:style>
    <style:style style:name="P5" style:family="paragraph" style:parent-style-name="Header_20_right">
      <style:paragraph-properties fo:text-align="justify" style:justify-single-word="false"/>
      <style:text-properties officeooo:paragraph-rsid="000455b7"/>
    </style:style>
    <style:style style:name="P6" style:family="paragraph" style:parent-style-name="Subtitle">
      <style:paragraph-properties fo:text-align="justify" style:justify-single-word="false"/>
      <style:text-properties officeooo:rsid="0014c225" officeooo:paragraph-rsid="000455b7"/>
    </style:style>
    <style:style style:name="P7" style:family="paragraph" style:parent-style-name="Subtitle">
      <style:paragraph-properties fo:text-align="justify" style:justify-single-word="false"/>
      <style:text-properties officeooo:rsid="000edd85" officeooo:paragraph-rsid="000455b7"/>
    </style:style>
    <style:style style:name="P8" style:family="paragraph" style:parent-style-name="Title">
      <style:paragraph-properties fo:text-align="justify" style:justify-single-word="false"/>
      <style:text-properties officeooo:rsid="0014c225" officeooo:paragraph-rsid="000455b7"/>
    </style:style>
    <style:style style:name="P9" style:family="paragraph" style:parent-style-name="Title">
      <style:paragraph-properties fo:margin-top="0.423cm" fo:margin-bottom="0.212cm" loext:contextual-spacing="false" fo:text-align="justify" style:justify-single-word="false"/>
      <style:text-properties officeooo:rsid="0014c225" officeooo:paragraph-rsid="000455b7"/>
    </style:style>
    <style:style style:name="P10" style:family="paragraph" style:parent-style-name="Heading">
      <style:paragraph-properties fo:text-align="justify" style:justify-single-word="false"/>
      <style:text-properties officeooo:rsid="000455b7" officeooo:paragraph-rsid="000455b7"/>
    </style:style>
    <style:style style:name="P11" style:family="paragraph" style:parent-style-name="Heading">
      <style:paragraph-properties fo:text-align="justify" style:justify-single-word="false"/>
      <style:text-properties fo:font-size="12pt" officeooo:rsid="0004927d" officeooo:paragraph-rsid="0004927d" style:font-size-asian="12pt" style:font-size-complex="12pt"/>
    </style:style>
    <style:style style:name="P12" style:family="paragraph" style:parent-style-name="Heading">
      <style:paragraph-properties fo:text-align="justify" style:justify-single-word="false"/>
      <style:text-properties officeooo:paragraph-rsid="0004927d"/>
    </style:style>
    <style:style style:name="P13" style:family="paragraph" style:parent-style-name="Text_20_body">
      <style:paragraph-properties fo:text-align="justify" style:justify-single-word="false"/>
      <style:text-properties officeooo:rsid="0014c225" officeooo:paragraph-rsid="000455b7"/>
    </style:style>
    <style:style style:name="P14" style:family="paragraph" style:parent-style-name="Text_20_body">
      <style:paragraph-properties fo:text-align="justify" style:justify-single-word="false"/>
      <style:text-properties style:font-name="DejaVu Serif" fo:font-size="12pt" officeooo:rsid="000e2227" officeooo:paragraph-rsid="000e2227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DejaVu Serif" fo:font-size="12pt" officeooo:rsid="000f8d30" officeooo:paragraph-rsid="000f8d30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officeooo:rsid="0004927d" officeooo:paragraph-rsid="0006c13f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officeooo:paragraph-rsid="0004927d"/>
    </style:style>
    <style:style style:name="P19" style:family="paragraph" style:parent-style-name="Text_20_body">
      <style:paragraph-properties fo:text-align="justify" style:justify-single-word="false"/>
      <style:text-properties officeooo:paragraph-rsid="000455b7"/>
    </style:style>
    <style:style style:name="P20" style:family="paragraph" style:parent-style-name="Text_20_body">
      <style:paragraph-properties fo:text-align="justify" style:justify-single-word="false"/>
      <style:text-properties officeooo:rsid="0005db60" officeooo:paragraph-rsid="0005db60"/>
    </style:style>
    <style:style style:name="P21" style:family="paragraph" style:parent-style-name="Text_20_body">
      <style:paragraph-properties fo:text-align="justify" style:justify-single-word="false"/>
      <style:text-properties officeooo:rsid="00099a8b" officeooo:paragraph-rsid="00099a8b"/>
    </style:style>
    <style:style style:name="P22" style:family="paragraph" style:parent-style-name="Text_20_body">
      <style:paragraph-properties fo:text-align="justify" style:justify-single-word="false"/>
      <style:text-properties officeooo:rsid="00099a8b" officeooo:paragraph-rsid="000b5058"/>
    </style:style>
    <style:style style:name="P23" style:family="paragraph" style:parent-style-name="Text_20_body">
      <style:paragraph-properties fo:text-align="justify" style:justify-single-word="false"/>
      <style:text-properties officeooo:rsid="000b5058" officeooo:paragraph-rsid="000b5058"/>
    </style:style>
    <style:style style:name="P24" style:family="paragraph" style:parent-style-name="Text_20_body">
      <style:paragraph-properties fo:text-align="justify" style:justify-single-word="false"/>
      <style:text-properties style:font-name="DejaVu Sans Mono" fo:font-size="9pt" officeooo:rsid="000c428d" officeooo:paragraph-rsid="000c428d" style:font-size-asian="9pt" style:font-size-complex="9pt"/>
    </style:style>
    <style:style style:name="P25" style:family="paragraph" style:parent-style-name="Text_20_body">
      <style:paragraph-properties fo:text-align="justify" style:justify-single-word="false"/>
      <style:text-properties style:font-name="DejaVu Sans Mono" fo:font-size="9pt" officeooo:rsid="000c428d" officeooo:paragraph-rsid="000c428d" style:font-size-asian="7.84999990463257pt" style:font-size-complex="9pt"/>
    </style:style>
    <style:style style:name="P26" style:family="paragraph" style:parent-style-name="Text_20_body">
      <style:paragraph-properties fo:text-align="justify" style:justify-single-word="false" fo:break-before="page"/>
      <style:text-properties officeooo:rsid="0004927d" officeooo:paragraph-rsid="0004927d"/>
    </style:style>
    <style:style style:name="P27" style:family="paragraph" style:parent-style-name="Text_20_body">
      <style:paragraph-properties fo:text-align="justify" style:justify-single-word="false" fo:break-before="page"/>
      <style:text-properties officeooo:rsid="0004927d" officeooo:paragraph-rsid="0005db60"/>
    </style:style>
    <style:style style:name="P28" style:family="paragraph" style:parent-style-name="Text_20_body">
      <style:paragraph-properties fo:text-align="justify" style:justify-single-word="false" fo:break-before="page"/>
      <style:text-properties style:font-name="DejaVu Sans Mono" fo:font-size="9pt" officeooo:rsid="000c428d" officeooo:paragraph-rsid="000c428d" style:font-size-asian="7.84999990463257pt" style:font-size-complex="9pt"/>
    </style:style>
    <style:style style:name="P29" style:family="paragraph" style:parent-style-name="Heading_20_3">
      <style:paragraph-properties fo:text-align="justify" style:justify-single-word="false"/>
    </style:style>
    <style:style style:name="P30" style:family="paragraph" style:parent-style-name="Heading_20_5">
      <style:paragraph-properties fo:text-align="justify" style:justify-single-word="false"/>
      <style:text-properties officeooo:rsid="000455b7" officeooo:paragraph-rsid="000455b7"/>
    </style:style>
    <style:style style:name="P31" style:family="paragraph" style:parent-style-name="Heading_20_5">
      <style:paragraph-properties fo:text-align="justify" style:justify-single-word="false"/>
    </style:style>
    <style:style style:name="P32" style:family="paragraph" style:parent-style-name="Heading_20_2">
      <style:paragraph-properties fo:text-align="justify" style:justify-single-word="false"/>
      <style:text-properties officeooo:rsid="000455b7" officeooo:paragraph-rsid="000455b7"/>
    </style:style>
    <style:style style:name="P33" style:family="paragraph" style:parent-style-name="Heading_20_2">
      <style:paragraph-properties fo:text-align="justify" style:justify-single-word="false"/>
      <style:text-properties officeooo:paragraph-rsid="000455b7"/>
    </style:style>
    <style:style style:name="P34" style:family="paragraph" style:parent-style-name="Heading_20_1">
      <style:paragraph-properties fo:text-align="justify" style:justify-single-word="false" fo:break-before="page"/>
      <style:text-properties officeooo:rsid="000455b7" officeooo:paragraph-rsid="000455b7"/>
    </style:style>
    <style:style style:name="P35" style:family="paragraph" style:parent-style-name="Frame_20_contents">
      <style:paragraph-properties fo:text-align="justify" style:justify-single-word="false"/>
      <style:text-properties officeooo:paragraph-rsid="000b5058"/>
    </style:style>
    <style:style style:name="P36" style:family="paragraph" style:parent-style-name="Frame_20_contents">
      <style:paragraph-properties fo:text-align="justify" style:justify-single-word="false"/>
      <style:text-properties style:font-name="DejaVu Sans Mono" fo:font-size="10.5pt" officeooo:rsid="0006c13f" officeooo:paragraph-rsid="0006c13f" style:font-size-asian="10.5pt" style:font-size-complex="10.5pt"/>
    </style:style>
    <style:style style:name="P37" style:family="paragraph" style:parent-style-name="Frame_20_contents">
      <style:paragraph-properties fo:text-align="start" style:justify-single-word="false"/>
      <style:text-properties style:font-name="DejaVu Sans Mono" fo:font-size="10.5pt" officeooo:rsid="0006c13f" officeooo:paragraph-rsid="0006c13f" style:font-size-asian="10.5pt" style:font-size-complex="10.5pt"/>
    </style:style>
    <style:style style:name="P38" style:family="paragraph" style:parent-style-name="Frame_20_contents">
      <style:paragraph-properties fo:text-align="justify" style:justify-single-word="false"/>
      <style:text-properties style:font-name="DejaVu Sans Mono" fo:font-size="10.5pt" officeooo:rsid="00099a8b" officeooo:paragraph-rsid="00099a8b" style:font-size-asian="10.5pt" style:font-size-complex="10.5pt"/>
    </style:style>
    <style:style style:name="P39" style:family="paragraph" style:parent-style-name="Frame_20_contents">
      <style:paragraph-properties fo:text-align="justify" style:justify-single-word="false"/>
      <style:text-properties style:font-name="DejaVu Sans Mono" fo:font-size="10.5pt" officeooo:rsid="000b5058" officeooo:paragraph-rsid="000b5058" style:font-size-asian="10.5pt" style:font-size-complex="10.5pt"/>
    </style:style>
    <style:style style:name="P40" style:family="paragraph" style:parent-style-name="Frame_20_contents">
      <style:paragraph-properties fo:text-align="justify" style:justify-single-word="false"/>
      <style:text-properties style:font-name="DejaVu Sans Mono" fo:font-size="10.5pt" officeooo:rsid="000c428d" officeooo:paragraph-rsid="000c428d" style:font-size-asian="10.5pt" style:font-size-complex="10.5pt"/>
    </style:style>
    <style:style style:name="T1" style:family="text">
      <style:text-properties style:text-underline-style="solid" style:text-underline-width="auto" style:text-underline-color="font-color" officeooo:rsid="001592c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92c7"/>
    </style:style>
    <style:style style:name="T4" style:family="text">
      <style:text-properties style:text-underline-style="none" officeooo:rsid="001e1617"/>
    </style:style>
    <style:style style:name="T5" style:family="text">
      <style:text-properties officeooo:rsid="00117365"/>
    </style:style>
    <style:style style:name="T6" style:family="text">
      <style:text-properties officeooo:rsid="000455b7"/>
    </style:style>
    <style:style style:name="T7" style:family="text">
      <style:text-properties style:font-name="DejaVu Sans Mono"/>
    </style:style>
    <style:style style:name="T8" style:family="text">
      <style:text-properties style:font-name="DejaVu Sans Mono" fo:font-size="12pt" officeooo:rsid="0004927d" style:font-size-asian="12pt" style:font-size-complex="12pt"/>
    </style:style>
    <style:style style:name="T9" style:family="text">
      <style:text-properties style:font-name="DejaVu Sans Mono" officeooo:rsid="0004927d"/>
    </style:style>
    <style:style style:name="T10" style:family="text">
      <style:text-properties style:font-name="DejaVu Sans Mono" officeooo:rsid="0005db60"/>
    </style:style>
    <style:style style:name="T11" style:family="text">
      <style:text-properties style:font-name="DejaVu Sans Mono" officeooo:rsid="00063195"/>
    </style:style>
    <style:style style:name="T12" style:family="text">
      <style:text-properties style:font-name="DejaVu Sans Mono" officeooo:rsid="000b5058"/>
    </style:style>
    <style:style style:name="T13" style:family="text">
      <style:text-properties style:font-name="DejaVu Sans Mono" fo:font-size="10.5pt" officeooo:rsid="000b5058" style:font-size-asian="10.5pt" style:font-size-complex="10.5pt"/>
    </style:style>
    <style:style style:name="T14" style:family="text">
      <style:text-properties style:font-name="DejaVu Sans Mono" fo:font-size="10.5pt" officeooo:rsid="000c428d" style:font-size-complex="10.5pt"/>
    </style:style>
    <style:style style:name="T15" style:family="text">
      <style:text-properties style:font-name="DejaVu Sans Mono" officeooo:rsid="000c428d"/>
    </style:style>
    <style:style style:name="T16" style:family="text">
      <style:text-properties officeooo:rsid="0004927d"/>
    </style:style>
    <style:style style:name="T17" style:family="text">
      <style:text-properties style:font-name="DejaVu Serif"/>
    </style:style>
    <style:style style:name="T18" style:family="text">
      <style:text-properties style:font-name="DejaVu Serif" officeooo:rsid="0004927d"/>
    </style:style>
    <style:style style:name="T19" style:family="text">
      <style:text-properties style:font-name="DejaVu Serif" officeooo:rsid="0005db60"/>
    </style:style>
    <style:style style:name="T20" style:family="text">
      <style:text-properties style:font-name="DejaVu Serif" officeooo:rsid="00063195"/>
    </style:style>
    <style:style style:name="T21" style:family="text">
      <style:text-properties style:font-name="DejaVu Serif" officeooo:rsid="000b5058"/>
    </style:style>
    <style:style style:name="T22" style:family="text">
      <style:text-properties style:font-name="DejaVu Serif" fo:font-weight="bold" officeooo:rsid="0004927d" style:font-weight-asian="bold" style:font-weight-complex="bold"/>
    </style:style>
    <style:style style:name="T23" style:family="text">
      <style:text-properties style:font-name="DejaVu Serif" officeooo:rsid="000fe38e"/>
    </style:style>
    <style:style style:name="T24" style:family="text">
      <style:text-properties fo:font-size="12pt" officeooo:rsid="0004927d" style:font-size-asian="12pt" style:font-size-complex="12pt"/>
    </style:style>
    <style:style style:name="T25" style:family="text">
      <style:text-properties fo:font-size="12pt" fo:font-weight="bold" officeooo:rsid="0004927d" style:font-size-asian="12pt" style:font-weight-asian="bold" style:font-size-complex="12pt" style:font-weight-complex="bold"/>
    </style:style>
    <style:style style:name="T26" style:family="text">
      <style:text-properties officeooo:rsid="000f8d30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fe38e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ocław, <text:span text:style-name="T6">04</text:span>.0<text:span text:style-name="T6">6</text:span>.2017</text:p>
      <text:p text:style-name="P8"/>
      <text:p text:style-name="P8"/>
      <text:p text:style-name="P9">Laboratorium</text:p>
      <text:p text:style-name="P9">Technologii Sieciowych</text:p>
      <text:p text:style-name="P6">Temat:</text:p>
      <text:p text:style-name="P7"><text:s/><text:span text:style-name="T5">Sprawozdanie 4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utor:<text:span text:style-name="T2"> Bartosz Banasik</text:span></text:p>
      <text:p text:style-name="P4">Informatyka, semestr: 4</text:p>
      <text:p text:style-name="P5"><text:span text:style-name="T1">Prowadzący:</text:span><text:span text:style-name="T3"> dr </text:span><text:span text:style-name="T4">Łukasz Krzywiecki</text:span></text:p>
      <text:h text:style-name="P34" text:outline-level="1">Spis Treści:</text:h>
      <text:h text:style-name="P33" text:outline-level="2"><text:span text:style-name="T6">1. Cel Ćwiczenia.</text:span></text:h>
      <text:h text:style-name="P33" text:outline-level="2"><text:span text:style-name="T6">2. Realizacja.</text:span></text:h>
      <text:h text:style-name="P29" text:outline-level="3"><text:s text:c="4"/>2.1 Opis programu</text:h>
      <text:h text:style-name="P30" text:outline-level="5"><text:s text:c="9"/>2.1.1 Program Z2Sender</text:h>
      <text:h text:style-name="P30" text:outline-level="5"><text:s text:c="9"/>2.1.2 Program Z2Receiver</text:h>
      <text:h text:style-name="P30" text:outline-level="5"><text:s text:c="9"/>2.1.3 Klasa Z2Packet</text:h>
      <text:h text:style-name="P30" text:outline-level="5"><text:s text:c="9"/>2.1.4 Program Z2Forwarder</text:h>
      <text:h text:style-name="P31" text:outline-level="5"><text:s text:c="9"/><text:span text:style-name="T6">2.1.5 Zmiany wprowadzone w celu realizacji zadania.</text:span></text:h>
      <text:h text:style-name="Heading_20_3" text:outline-level="3"><text:s text:c="5"/>2.2 Przykładowe wywołanie</text:h>
      <text:h text:style-name="P32" text:outline-level="2">3. Wnioski.</text:h>
      <text:p text:style-name="P19"/>
      <text:p text:style-name="P10">1. Cel Ćwiczenia</text:p>
      <text:p text:style-name="P17">Zadanie polega na takim wykorzystaniu potwierdzeń i numerów sekwencyjnych przez nadawcę i odbiorcę, aby odbiorca wydrukował wszystkie pakiety w kolejności ich numerów sekwencyjnych, nawet jeśli połączenie w obie strony odbywa się przez <text:span text:style-name="T7">Z2Frowarder.</text:span></text:p>
      <text:p text:style-name="P12"><text:span text:style-name="T16">2. Realizacja</text:span></text:p>
      <text:p text:style-name="P11"><text:span text:style-name="T27">2.1</text:span> Opis Programu</text:p>
      <text:p text:style-name="P18"><text:span text:style-name="T25">2.1.1 </text:span><text:span text:style-name="T24">Program </text:span><text:span text:style-name="T8">Z2Sender </text:span><text:span text:style-name="T17">wysyła w osobnych datagramach po jednym znaku wczytanym z wejścia do portu o numerze podanym jako drugi parametr wywołania programu. Jednocześnie drukuje na wyjściu informacje o pakietach otrzymanych w porcie podanym jako pierwszy parametr wywołania.</text:span></text:p>
      <text:p text:style-name="P18"><text:span text:style-name="T22">2.1.2</text:span><text:span text:style-name="T18"> Program </text:span><text:span text:style-name="T9">Z2Receiver </text:span><text:span text:style-name="T18">drukuje informacje o każdym pakiecie, który otrzymał w porcie o num</text:span><text:span text:style-name="T23">e</text:span><text:span text:style-name="T18">rze podanym jako pierwszy parametr wywołania </text:span><text:soft-page-break/><text:span text:style-name="T18">programu i odsyła go do portu podanego jako drugi parame</text:span><text:span text:style-name="T23">t</text:span><text:span text:style-name="T18">r wywołania programu.</text:span></text:p>
      <text:p text:style-name="P18"><text:span text:style-name="T22">2.1.3</text:span><text:span text:style-name="T18"> Klasa </text:span><text:span text:style-name="T9">Z2Packet</text:span><text:span text:style-name="T18"> umożliwia wygodne wstawianie i odczytywanie czterobajtowych liczb całkowitych do tablicy bajtów przesyłanych w datagramie - metody: public void setIntAt(int value, int idx) oraz public int getIntAt(int idx). Wykorzystane jest to do wstawiania i odczytywania numerów sekwencyjnych pakietów.</text:span></text:p>
      <text:p text:style-name="P18"><text:span text:style-name="T22">2.1.4</text:span><text:span text:style-name="T18"> Program </text:span><text:span text:style-name="T9">Z2Forwarder </text:span><text:span text:style-name="T18">symuluje działanie przesyłu danych w Internecie. </text:span><text:span text:style-name="T23">K</text:span><text:span text:style-name="T17">ażdy pakiet przesyłany jest niezależnie i w miarę dostępnych możliwości. W związku z tym pakiety wysyłane przez nadawcę mogą być tracone, przybywać z różnymi opóźnieniami, w zmienionej kolejności, a nawet mogą być duplikowane.</text:span></text:p>
      <text:h text:style-name="Heading_20_7" text:outline-level="7">2.1.5 Zmiany wprowadzone w celu realizacji zadania.</text:h>
      <text:h text:style-name="Heading_20_8" text:outline-level="8">2.1.5.1 Zmiany w prorgamie Z2Sender</text:h>
      <text:p text:style-name="P16"><draw:frame draw:style-name="fr1" draw:name="Frame1" text:anchor-type="paragraph" svg:x="0.026cm" svg:y="6.678cm" svg:width="17.2cm" draw:z-index="0"><draw:text-box fo:min-height="10.202cm"><text:p text:style-name="P36">130 <text:s text:c="4"/>class ResendThread extends Thread {</text:p><text:p text:style-name="P36">131 <text:s text:c="8"/>public void run(){</text:p><text:p text:style-name="P36">132 <text:s text:c="12"/>try{</text:p><text:p text:style-name="P36">133 <text:s text:c="16"/>while(true){</text:p><text:p text:style-name="P36">134 <text:s text:c="20"/>if(goNext)</text:p><text:p text:style-name="P36">135 <text:s text:c="24"/>sleep(sleepTime * retsransmissionWindow);</text:p><text:p text:style-name="P36">136 <text:s text:c="20"/>sleep(reSleep);</text:p><text:p text:style-name="P36">137 <text:s text:c="20"/>System.out.println("Sprawdzam");</text:p><text:p text:style-name="P36">138 <text:s text:c="20"/>Z2Packet pakiet;</text:p><text:p text:style-name="P36">139 <text:s text:c="20"/>if(lastPacket != null){</text:p><text:p text:style-name="P36">140 <text:s text:c="24"/>pakiet = new Z2Packet(lastPacket.getData());</text:p><text:p text:style-name="P36">141 <text:s text:c="20"/>} else {</text:p><text:p text:style-name="P36">142 <text:s text:c="24"/>pakiet = new Z2Packet(4 + 1);</text:p><text:p text:style-name="P36">143 <text:s text:c="24"/>pakiet.setIntAt(0,0);</text:p><text:p text:style-name="P36">144 <text:s text:c="24"/>pakiet.data[4] = (byte) 'X';</text:p><text:p text:style-name="P36">145 <text:s text:c="20"/>}</text:p><text:p text:style-name="P36">146 <text:s text:c="20"/>if( (pakiet.getIntAt(0)+1) &gt;= packetSend) {</text:p><text:p text:style-name="P36">147 <text:s text:c="24"/>latch.countDown();</text:p><text:p text:style-name="P36">148 <text:s text:c="24"/>goNext = true;</text:p><text:p text:style-name="P36">149 <text:s text:c="24"/>continue;</text:p><text:p text:style-name="P36">150 <text:s text:c="20"/>} else {</text:p><text:p text:style-name="P36">151 <text:s text:c="24"/>goNext = false;</text:p><text:p text:style-name="P36">152 <text:s text:c="24"/></text:p></draw:text-box></draw:frame><text:span text:style-name="T17">Do programu </text:span><text:span text:style-name="T7">Z2Sender </text:span><text:span text:style-name="T19">dodano wątek odpowiedzialny za sprawdzanie I ewentualne ponowne wysyłanie pakietów – </text:span><text:span text:style-name="T10">ResendThread, </text:span><text:span text:style-name="T19">list</text:span><text:span text:style-name="T23">ę</text:span><text:span text:style-name="T19"> elementów już wysłanych – </text:span><text:span text:style-name="T10">ArrayList&lt;byte&gt; orgData</text:span><text:span text:style-name="T19">, zmienne zarz</text:span><text:span text:style-name="T23">ą</text:span><text:span text:style-name="T19">dzaj</text:span><text:span text:style-name="T23">ą</text:span><text:span text:style-name="T19">ce czasem takie jak: </text:span><text:span text:style-name="T10">restransmissionWindow –</text:span><text:span text:style-name="T19"> ilość pakietów wysłanych bez potw</text:span><text:span text:style-name="T23">i</text:span><text:span text:style-name="T19">erdzenia oraz dwie zmienne synchronizujące ten wątek z </text:span><text:span text:style-name="T10">SenderThread</text:span><text:span text:style-name="T19">. Klasa </text:span><text:span text:style-name="T10">ResendThread </text:span><text:span text:style-name="T19">odczekuje okre</text:span><text:span text:style-name="T23">ś</text:span><text:span text:style-name="T19">loną ilość wysłanych pakietów, po czym wstrzymuje działanie na określony czas. Następnie sprawdza jaki był ostatni najwyższy pakiet, który otrzymała klasa </text:span><text:span text:style-name="T10">ReceiverThread. </text:span><text:span text:style-name="T19">Analizując te dane oraz dane z </text:span><text:span text:style-name="T10">orgData</text:span><text:span text:style-name="T19">, </text:span><text:span text:style-name="T20">klasa podejmuje decyzje, które pakiety ponownie przesłać, lub wznowić wysyłanie dalszych pakietów w klasie </text:span><text:span text:style-name="T11">SenderThread.</text:span></text:p>
      <text:p text:style-name="P20"><text:span text:style-name="T11"/></text:p>
      <text:p text:style-name="P20"><text:span text:style-name="T11"/></text:p>
      <text:p text:style-name="P27"><draw:frame draw:style-name="fr1" draw:name="Frame2" text:anchor-type="paragraph" svg:x="0.004cm" svg:y="0.175cm" svg:width="17.485cm" draw:z-index="1"><draw:text-box fo:min-height="16.665cm"><text:p text:style-name="P37">152 <text:s text:c="23"/>if(lastPacket != null){</text:p><text:p text:style-name="P37">153 <text:s text:c="24"/><text:tab/><text:tab/>Z2Packet p = new</text:p><text:p text:style-name="P37">153<text:tab/><text:tab/><text:tab/><text:tab/><text:tab/><text:tab/><text:tab/>Z2Packet(lastPacket.getData());</text:p><text:p text:style-name="P37">154 <text:s text:c="28"/>int id = p.getIntAt(0);</text:p><text:p text:style-name="P37">155 <text:s text:c="26"/>for (int i = id + 1; i &lt; orgData.size(); i++){</text:p><text:p text:style-name="P37">156 <text:s text:c="32"/>Z2Packet pa = new Z2Packet(4+1);</text:p><text:p text:style-name="P37">157 <text:s text:c="32"/>pa.setIntAt(i,0);</text:p><text:p text:style-name="P37">158 <text:s text:c="32"/>pa.data[4] = (byte) orgData.get(i);</text:p><text:p text:style-name="P37">159 <text:s text:c="32"/>DatagramPacket packet =</text:p><text:p text:style-name="P37">160 <text:s text:c="32"/>new DatagramPacket(pa.data,</text:p><text:p text:style-name="P37">160<text:tab/><text:tab/><text:tab/><text:tab/><text:tab/><text:tab/><text:tab/><text:tab/><text:tab/> pa.data.length,</text:p><text:p text:style-name="P37">161 <text:s text:c="40"/>localHost, destinationPort);</text:p><text:p text:style-name="P37">162 <text:s text:c="32"/>socket.send(packet);</text:p><text:p text:style-name="P37">163 <text:s text:c="32"/>System.out.println("RS: "+ i);</text:p><text:p text:style-name="P37">164 <text:s text:c="32"/>sleep(sleepTime);</text:p><text:p text:style-name="P37">165 <text:s text:c="28"/>}</text:p><text:p text:style-name="P37">166 <text:s text:c="24"/>} else {</text:p><text:p text:style-name="P37">167 <text:s text:c="28"/>for (int i = 0; i &lt; orgData.size(); i++){</text:p><text:p text:style-name="P37">168 <text:s text:c="32"/>Z2Packet p = new Z2Packet(4+1);</text:p><text:p text:style-name="P37">169 <text:s text:c="32"/>p.setIntAt(i,0);</text:p><text:p text:style-name="P37">170 <text:s text:c="32"/>p.data[4] = (byte) orgData.get(i);</text:p><text:p text:style-name="P37">171 <text:s text:c="32"/>DatagramPacket packet =</text:p><text:p text:style-name="P37">172 <text:s text:c="32"/>new DatagramPacket(p.data, p.data.length,</text:p><text:p text:style-name="P37">173 <text:s text:c="40"/>localHost, destinationPort);</text:p><text:p text:style-name="P37">174 <text:s text:c="32"/>socket.send(packet);</text:p><text:p text:style-name="P37">175 <text:s text:c="32"/>System.out.println("RS: "+ i);</text:p><text:p text:style-name="P37">176 <text:s text:c="32"/>sleep(sleepTime);</text:p><text:p text:style-name="P37">177 <text:s text:c="28"/>}</text:p><text:p text:style-name="P37">178 <text:s text:c="24"/>}</text:p><text:p text:style-name="P37">179 <text:s text:c="20"/>}</text:p><text:p text:style-name="P37">180 <text:s text:c="20"/>latch.countDown();</text:p><text:p text:style-name="P37">181 <text:s text:c="16"/>}</text:p><text:p text:style-name="P37">182 <text:s text:c="12"/>} catch (Exception e) {</text:p><text:p text:style-name="P37">183 <text:s text:c="16"/>System.out.println("ResendThread");</text:p><text:p text:style-name="P37">184 <text:s text:c="16"/>e.printStackTrace();</text:p><text:p text:style-name="P37">185 <text:s text:c="12"/>}</text:p><text:p text:style-name="P37">186<text:tab/><text:tab/>}</text:p><text:p text:style-name="P37">167<text:tab/>}</text:p><text:p text:style-name="Text">Text <text:sequence text:ref-name="refText0" text:name="Text" text:formula="ooow:Text+1" style:num-format="1">1</text:sequence>: listing1 ResenderThread</text:p></draw:text-box></draw:frame><text:span text:style-name="T17"/></text:p>
      <text:p text:style-name="P21"><text:span text:style-name="T17">Wątek </text:span><text:span text:style-name="T7">SenderThread</text:span><text:span text:style-name="T17"> dodatkowo po wysłaniu pakietu dodaje go do listy </text:span><text:span text:style-name="T7">orgData</text:span><text:span text:style-name="T17"> oraz sprawdza, czy po tym pakiecie m</text:span><text:span text:style-name="T23">a</text:span><text:span text:style-name="T17"> cz</text:span><text:span text:style-name="T23">e</text:span><text:span text:style-name="T17">kać na potwierdzenie.</text:span></text:p>
      <text:p text:style-name="P21"><draw:frame draw:style-name="fr1" draw:name="Frame3" text:anchor-type="paragraph" svg:x="0.053cm" svg:y="0.118cm" svg:width="17.535cm" draw:z-index="2"><draw:text-box fo:min-height="2.72cm"><text:p text:style-name="P38">72 <text:s text:c="20"/>orgData.add((byte)x);</text:p><text:p text:style-name="P38">73 <text:s text:c="20"/>packetSend++;</text:p><text:p text:style-name="P38">74 <text:s text:c="20"/>if(packetInRow == retsransmissionWindow) {</text:p><text:p text:style-name="P38">75 </text:p><text:p text:style-name="P38">76 <text:s text:c="24"/>latch.await();</text:p><text:p text:style-name="P38">77 <text:s text:c="24"/>latch = new CountDownLatch(1);</text:p><text:p text:style-name="P38">78 <text:s text:c="24"/>packetInRow = 0;</text:p><text:p text:style-name="P38">79 <text:s text:c="20"/>}</text:p><text:p text:style-name="P38">80 <text:s text:c="20"/>packetInRow++;</text:p><text:p text:style-name="P38">81 <text:s text:c="20"/>sleep(sleepTime);</text:p><text:p text:style-name="P38">82 </text:p><text:p text:style-name="P38">83 <text:s text:c="20"/>while(!goNext){</text:p><text:p text:style-name="P38">84 <text:s text:c="24"/>sleep(sleepTime);</text:p><text:p text:style-name="P38">85 <text:s text:c="20"/>}</text:p><text:p text:style-name="Text">Text <text:sequence text:ref-name="refText1" text:name="Text" text:formula="ooow:Text+1" style:num-format="1">2</text:sequence>: listing2 SenderThread</text:p></draw:text-box></draw:frame><text:soft-page-break/><text:span text:style-name="T17">Klasa </text:span><text:span text:style-name="T7">ReceiverThread </text:span><text:span text:style-name="T17">dodatkowo aktualizuje zmienną </text:span><text:span text:style-name="T7">lastPacket,</text:span><text:span text:style-name="T17"> jeśli potwierdzenie, które przyszło, wnosi postęp w wysyłaniu danych.</text:span></text:p>
      <text:h text:style-name="Heading_20_8" text:outline-level="8"><draw:frame draw:style-name="fr1" draw:name="Frame4" text:anchor-type="paragraph" svg:x="-0.069cm" svg:y="0.298cm" svg:width="17.702cm" draw:z-index="3"><draw:text-box fo:min-height="3.367cm"><text:p text:style-name="P38">109 <text:s text:c="20"/>Z2Packet p = new Z2Packet(packet.getData());</text:p><text:p text:style-name="P38">110 <text:s text:c="20"/>if(lastPacket == null){</text:p><text:p text:style-name="P38">111 <text:s text:c="24"/>lastPacket = packet;</text:p><text:p text:style-name="P38">112 <text:s text:c="20"/>} else {</text:p><text:p text:style-name="P38">113 <text:s text:c="24"/>Z2Packet l = new Z2Packet(lastPacket.getData());</text:p><text:p text:style-name="P38">114 <text:s text:c="24"/>if(p.getIntAt(0)&gt;l.getIntAt(0))</text:p><text:p text:style-name="P38">115 <text:s text:c="24"/>lastPacket = packet;</text:p><text:p text:style-name="P38">116 <text:s text:c="20"/>}</text:p><text:p text:style-name="Text">Text <text:sequence text:ref-name="refText2" text:name="Text" text:formula="ooow:Text+1" style:num-format="1">3</text:sequence>: listing3 ReceiverThread</text:p></draw:text-box></draw:frame>2.1.5.2 Zmiany w programie Z2Receiver</text:h>
      <text:p text:style-name="P22"><text:span text:style-name="T17">Została dodana nowa kl</text:span><text:span text:style-name="T23">a</text:span><text:span text:style-name="T17">sa jako wątek </text:span><text:span text:style-name="T7">ResendThread</text:span><text:span text:style-name="T17">, która po określonym czasie ponownie ubiega się o otrzymanie nowego pakietu. </text:span><text:span text:style-name="T21">Została ona przedstawiona na </text:span><text:span text:style-name="T12">listingu 5.</text:span><text:span text:style-name="T17"> Dodatkowo klasa </text:span><text:span text:style-name="T7">ReceiverThread</text:span><text:span text:style-name="T17"> kolekcjonuje pakiety, które przyszły za wcześnie w tablicy </text:span><text:span text:style-name="T23">haszującej</text:span><text:span text:style-name="T17"> </text:span><text:span text:style-name="T12">Hashtable&lt;Integer, DatagramPacket&gt; queue. </text:span><text:span text:style-name="T21">Po otrzymaniu spodziewanego pakietu klasa wypisuje go na standardowe wyjście oraz sprawdza czy ma następne pakiety w kolej</text:span><text:span text:style-name="T23">c</text:span><text:span text:style-name="T21">e, jeśli tak to również je wypisuje. Po tych czynnościach wysyła potwierdzenie.</text:span></text:p>
      <text:p text:style-name="P26"><draw:frame draw:style-name="fr1" draw:name="Frame5" text:anchor-type="paragraph" svg:x="0.051cm" svg:y="0.205cm" svg:width="17.415cm" draw:z-index="4"><draw:text-box fo:min-height="22.5cm"><text:p text:style-name="P39">33 <text:s text:c="3"/>class ReceiverThread extends Thread {</text:p><text:p text:style-name="P39">34 <text:s text:c="8"/>// Na poczatku oczekujemy id</text:p><text:p text:style-name="P39">35 </text:p><text:p text:style-name="P39">36 <text:s text:c="8"/>Hashtable&lt;Integer, DatagramPacket&gt; queue;</text:p><text:p text:style-name="P39">37 </text:p><text:p text:style-name="P39">38 <text:s text:c="8"/>public void run() {</text:p><text:p text:style-name="P39">39 <text:s text:c="12"/>queue = new Hashtable&lt;Integer, DatagramPacket&gt;();</text:p><text:p text:style-name="P39">40 <text:s text:c="12"/>try {</text:p><text:p text:style-name="P39">41 <text:s text:c="16"/>while(true)</text:p><text:p text:style-name="P39">42 <text:s text:c="16"/>{</text:p><text:p text:style-name="P39">43 <text:s text:c="20"/>byte[] data = new byte[datagramSize];</text:p><text:p text:style-name="P39">44 <text:s text:c="20"/>DatagramPacket packet = new DatagramPacket(data,</text:p><text:p text:style-name="P39">45<text:tab/><text:tab/><text:tab/><text:tab/><text:tab/><text:tab/><text:tab/><text:tab/><text:tab/><text:tab/><text:tab/> datagramSize);</text:p><text:p text:style-name="P39">45 <text:s text:c="20"/>socket.receive(packet);</text:p><text:p text:style-name="P39">46 </text:p><text:p text:style-name="P39">47 <text:s text:c="20"/>Z2Packet p = new Z2Packet(packet.getData());</text:p><text:p text:style-name="P39">48 <text:s text:c="20"/>int id = p.getIntAt(0);</text:p><text:p text:style-name="P39">49 </text:p><text:p text:style-name="P39">50 <text:s text:c="20"/>if(id != expected) {</text:p><text:p text:style-name="P39">51 </text:p><text:p text:style-name="P39">52 <text:s text:c="24"/>if(!queue.containsKey(id) &amp;&amp; id &gt;= expected) {</text:p><text:p text:style-name="P39">53 <text:s text:c="28"/>queue.put(id, packet);</text:p><text:p text:style-name="P39">54 <text:s text:c="28"/>System.out.println("queue "+ id);</text:p><text:p text:style-name="P39">55 <text:s text:c="24"/>}</text:p><text:p text:style-name="P39">56 </text:p><text:p text:style-name="P39">57 <text:s text:c="20"/>} else {</text:p><text:p text:style-name="P39">58 <text:s text:c="24"/>// Pdebralismy pakiet na ktory czekamy</text:p><text:p text:style-name="P39">59 <text:s text:c="24"/>System.out.println("R:" + p.getIntAt(0) + ": "</text:p><text:p text:style-name="P39">59<text:tab/><text:tab/><text:tab/><text:tab/><text:tab/><text:tab/><text:tab/><text:tab/><text:tab/> + (char) p.data[4]);</text:p><text:p text:style-name="P39">60 <text:s text:c="24"/>expected++;</text:p><text:p text:style-name="P39">61 <text:s text:c="24"/>// sprawdzamy czy wczesniej nie odebralismy juz</text:p><text:p text:style-name="P39">61<text:tab/><text:tab/><text:tab/><text:tab/><text:tab/><text:tab/><text:tab/><text:tab/> nastepnych pakietow</text:p><text:p text:style-name="P39">62 <text:s text:c="24"/>while(queue.containsKey(expected)) {</text:p><text:p text:style-name="P39">63 <text:s text:c="28"/>packet = queue.get(expected);</text:p><text:p text:style-name="P39">64 <text:s text:c="28"/>queue.remove(expected);</text:p><text:p text:style-name="P39">65 <text:s text:c="28"/>p = new Z2Packet(packet.getData());</text:p><text:p text:style-name="P39">66 <text:s text:c="28"/>System.out.println("R:" + p.getIntAt(0) </text:p><text:p text:style-name="P39">66<text:tab/><text:tab/><text:tab/><text:tab/><text:tab/><text:tab/><text:tab/><text:tab/>+ ": " + (char) p.data[4]);</text:p><text:p text:style-name="P39">67 <text:s text:c="28"/>expected++;</text:p><text:p text:style-name="P39">68 <text:s text:c="24"/>}</text:p><text:p text:style-name="P39">69 <text:s text:c="24"/>// wysylamy ostatni pakiet jaki mamy wyswietlony</text:p><text:p text:style-name="P39">70 <text:s text:c="24"/>packet.setPort(destinationPort);</text:p><text:p text:style-name="P39">71 <text:s text:c="24"/>socket.send(packet);</text:p><text:p text:style-name="P39">72 <text:s text:c="24"/>System.out.println("next: "+ expected);</text:p><text:p text:style-name="P39">73 <text:s text:c="20"/>}</text:p><text:p text:style-name="P39">74 <text:s text:c="16"/>}</text:p><text:p text:style-name="P39">75 <text:s text:c="12"/>}</text:p><text:p text:style-name="P39">76 <text:s text:c="12"/>catch(Exception e)</text:p><text:p text:style-name="P39">77 <text:s text:c="12"/>{</text:p><text:p text:style-name="P39">78 <text:s text:c="16"/>System.out.println("Z2Receiver.ReceiverThread.run: "+e);</text:p><text:p text:style-name="P39">79 <text:s text:c="12"/>}</text:p><text:p text:style-name="P39">80 <text:s text:c="8"/>}</text:p><text:p text:style-name="P39">81 </text:p><text:p text:style-name="P39">82 <text:s text:c="4"/>}</text:p><text:p text:style-name="Text">Text <text:sequence text:ref-name="refText3" text:name="Text" text:formula="ooow:Text+1" style:num-format="1">4</text:sequence>: listing 4 ReceiverThread</text:p></draw:text-box></draw:frame><text:span text:style-name="T17"/></text:p>
      <text:p text:style-name="P26"><draw:frame draw:style-name="fr1" draw:name="Frame6" text:anchor-type="paragraph" svg:x="0.026cm" svg:y="0.21cm" svg:width="17.607cm" draw:z-index="5"><draw:text-box fo:min-height="5.269cm"><text:p text:style-name="P39">84 <text:s text:c="4"/>class ResendThread extends Thread {</text:p><text:p text:style-name="P39">85 <text:s text:c="8"/>int waiting = 0;</text:p><text:p text:style-name="P39">86 <text:s text:c="8"/>public void run() {</text:p><text:p text:style-name="P39">87 <text:s text:c="12"/>try {</text:p><text:p text:style-name="P39">88 <text:s text:c="16"/>while(true){</text:p><text:p text:style-name="P39">89 <text:s text:c="20"/>sleep(sleepTime);</text:p><text:p text:style-name="P39">90 <text:s text:c="20"/>if(waiting == expected){</text:p><text:p text:style-name="P39">91 <text:s text:c="24"/>Z2Packet p = new Z2Packet(4+1);</text:p><text:p text:style-name="P39">92 <text:s text:c="24"/>p.setIntAt(waiting-1,0);</text:p><text:p text:style-name="P39">93 <text:s text:c="24"/>p.data[4] = (byte) 'R';</text:p><text:p text:style-name="P39">94 <text:s text:c="24"/>DatagramPacket packet = new DatagramPacket(p.data,</text:p><text:p text:style-name="P39">94<text:tab/><text:tab/><text:tab/><text:tab/><text:tab/> p.data.length, localHost, destinationPort);</text:p><text:p text:style-name="P39">95 <text:s text:c="24"/>socket.send(packet);</text:p><text:p text:style-name="P39">96 <text:s text:c="24"/>System.out.println("Ponawiam prosbe "+ waiting);</text:p><text:p text:style-name="P39">97 <text:s text:c="20"/>} else {</text:p><text:p text:style-name="P39">98 <text:s text:c="24"/>waiting = expected;</text:p><text:p text:style-name="P39">99 <text:s text:c="20"/>}</text:p><text:p text:style-name="P39">100 <text:s text:c="16"/>}</text:p><text:p text:style-name="P39">101 <text:s text:c="12"/>} catch (Exception e){</text:p><text:p text:style-name="P39">102 <text:s text:c="16"/>e.printStackTrace();</text:p><text:p text:style-name="P39">103 <text:s text:c="12"/>}</text:p><text:p text:style-name="P39">104 <text:s text:c="8"/>}</text:p><text:p text:style-name="P35"><text:span text:style-name="T13">105 <text:s text:c="4"/>}</text:span></text:p><text:p text:style-name="Text">Text <text:sequence text:ref-name="refText5" text:name="Text" text:formula="ooow:Text+1" style:num-format="1">5</text:sequence>: listing 5 ResendThread</text:p></draw:text-box></draw:frame><text:span text:style-name="T17"/></text:p>
      <text:h text:style-name="Heading_20_8" text:outline-level="8">2.2 Przykładowe wywołanie</text:h>
      <text:p text:style-name="P23"><text:span text:style-name="T17">W jednym oknie terminala uruchamiamy Program </text:span><text:span text:style-name="T7">Sender </text:span><text:span text:style-name="T17">wraz z dwoma programami </text:span><text:span text:style-name="T7">Z2Forwarder</text:span><text:span text:style-name="T17">. W drugim oknie uruchamiamy program </text:span><text:span text:style-name="T15">Receiver.</text:span></text:p>
      <text:p text:style-name="P24">Input1: java Z2Forwarder 6001 6002 &amp; java Z2Forwarder 6003 6000 &amp; java Sender 6000 6001</text:p>
      <text:p text:style-name="P24">Input2: java Receiver 6002 6003</text:p>
      <text:p text:style-name="P14">Listing 6 oraz 7 przedstawiają dane otrz<text:span text:style-name="T28">y</text:span>mane podczas uruchomienia powyższych programów. W programie <text:span text:style-name="T7">Sender</text:span> oznaczenie <text:span text:style-name="T14">S: 0: A </text:span>mówi nam, że został wysłany pakiet o <text:span text:style-name="T7">id = 0, </text:span>z wiadomością<text:span text:style-name="T7"> ‘A’. </text:span>Analogicznie <text:span text:style-name="T7">RS: 0 </text:span>mówi nam, że pakiet <text:span text:style-name="T7">0 </text:span>został ponownie wysłany. Dodatkowo symbolem <text:span text:style-name="T7">r: </text:span>oznaczane są pakiety odebrane. Program <text:span text:style-name="T7">Receiver </text:span>wyświetla nam odebrane pakiety, <text:span text:style-name="T28">ż</text:span>ądanie ponownego wysłania pakietu oraz pakiety, które kolejk<text:span text:style-name="T28">ó</text:span>je.</text:p>
      <text:p text:style-name="P28"><draw:frame draw:style-name="fr1" draw:name="Frame7" text:anchor-type="paragraph" svg:x="0.145cm" svg:y="0.45cm" svg:width="7.579cm" draw:z-index="6"><draw:text-box fo:min-height="12.903cm"><text:p text:style-name="P40">$ java Z2Forwarder 6001 6002 &amp; </text:p><text:p text:style-name="P40">java Z2Forwarder 6003 6000 &amp; </text:p><text:p text:style-name="P40">java Sender 6000 6001 &lt; plik.txt</text:p><text:p text:style-name="P40">[1] 3635</text:p><text:p text:style-name="P40">[2] 3636</text:p><text:p text:style-name="P40">S: 0: A</text:p><text:p text:style-name="P40">S: 1: l</text:p><text:p text:style-name="P40">S: 2: a</text:p><text:p text:style-name="P40">S: 3: <text:s/></text:p><text:p text:style-name="P40">S: 4: m</text:p><text:p text:style-name="P40">S: 5: a</text:p><text:p text:style-name="P40">S: 6: <text:s/></text:p><text:p text:style-name="P40">Sprawdzam</text:p><text:p text:style-name="P40">RS: 0</text:p><text:p text:style-name="P40">RS: 1</text:p><text:p text:style-name="P40">RS: 2</text:p><text:p text:style-name="P40">RS: 3</text:p><text:p text:style-name="P40">RS: 4</text:p><text:p text:style-name="P40">RS: 5</text:p><text:p text:style-name="P40">RS: 6</text:p><text:p text:style-name="P40">r: -1: R</text:p><text:p text:style-name="P40">r: -1: R</text:p><text:p text:style-name="P40">r: 6: <text:s/></text:p><text:p text:style-name="P40">Sprawdzam</text:p><text:p text:style-name="P40">S: 7: k</text:p><text:p text:style-name="P40">S: 8: o</text:p><text:p text:style-name="P40">S: 9: t</text:p><text:p text:style-name="P40">S: 10: a</text:p><text:p text:style-name="P40">S: 11: </text:p><text:p text:style-name="Text">Text <text:sequence text:ref-name="refText4" text:name="Text" text:formula="ooow:Text+1" style:num-format="1">7</text:sequence>: listing 6 Sender</text:p></draw:text-box></draw:frame><draw:frame draw:style-name="fr1" draw:name="Frame8" text:anchor-type="paragraph" svg:x="9.215cm" svg:y="0.386cm" svg:width="8.229cm" draw:z-index="7"><draw:text-box fo:min-height="13.471cm"><text:p text:style-name="P40">$ java Receiver 6002 6003</text:p><text:p text:style-name="P40">queue 1</text:p><text:p text:style-name="P40">Ponawiam prosbe 0</text:p><text:p text:style-name="P40">queue 5</text:p><text:p text:style-name="P40">queue 4</text:p><text:p text:style-name="P40">queue 2</text:p><text:p text:style-name="P40">queue 6</text:p><text:p text:style-name="P40">queue 3</text:p><text:p text:style-name="P40">Ponawiam prosbe 0</text:p><text:p text:style-name="P40">R:0: A</text:p><text:p text:style-name="P40">R:1: l</text:p><text:p text:style-name="P40">R:2: a</text:p><text:p text:style-name="P40">R:3: <text:s/></text:p><text:p text:style-name="P40">R:4: m</text:p><text:p text:style-name="P40">R:5: a</text:p><text:p text:style-name="P40">R:6: <text:s/></text:p><text:p text:style-name="P40">next: 7</text:p><text:p text:style-name="P40">Ponawiam prosbe 7</text:p><text:p text:style-name="P40">queue 8</text:p><text:p text:style-name="P40">queue 9</text:p><text:p text:style-name="P40">queue 11</text:p><text:p text:style-name="P40">R:7: k</text:p><text:p text:style-name="P40">R:8: o</text:p><text:p text:style-name="P40">R:9: t</text:p><text:p text:style-name="P40">next: 10</text:p><text:p text:style-name="P40">R:10: a</text:p><text:p text:style-name="P40"/><text:p text:style-name="P40"/><text:p text:style-name="P40"/><text:p text:style-name="Text">Text <text:sequence text:ref-name="refText6" text:name="Text" text:formula="ooow:Text+1" style:num-format="1">6</text:sequence>: listing 7 Receiver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8" text:outline-level="8">2.3 Analiza danych</text:h>
      <text:p text:style-name="P14">Na listingu 7 widać, że program zadziałał poprawnie. Wyświetlone pakiety występują w kolejności rosnącej. Dodatkowo widać, że program kolejk<text:span text:style-name="T28">ó</text:span>je pakiety <text:s/>“na zapas”. Natomiast program <text:span text:style-name="T7">Sender </text:span>ponawia wysy<text:span text:style-name="T28">ł</text:span>anie pakietów, tak długo, aż nie przyjdzie potwierdzenie, <text:span text:style-name="T26">jeśli takie już przyszło, wznawiane jest wysyłanie dalszych pakietów.</text:span></text:p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Heading">3. Wnioski</text:p>
      <text:p text:style-name="P15">Programy <text:span text:style-name="T7">Z2Sender</text:span>, <text:span text:style-name="T7">Z2Reciver</text:span> wraz z programem <text:span text:style-name="T7">Z2Forwarder</text:span> w jasny i przejrzysty sposób ilustrują przesyłanie pakietów internetowych za pomocą protokołu TPC/IP. Programy przybliżają w przystępny sposób problem potwierdzania doręczania pakietów i kolejności ich dostarczan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20:20:07.170098816</meta:creation-date>
    <dc:date>2017-06-06T22:35:30.725168357</dc:date>
    <meta:editing-duration>PT16M37S</meta:editing-duration>
    <meta:editing-cycles>3</meta:editing-cycles>
    <meta:generator>LibreOffice/5.3.3.2$Linux_X86_64 LibreOffice_project/30m0$Build-2</meta:generator>
    <meta:document-statistic meta:table-count="0" meta:image-count="0" meta:object-count="0" meta:page-count="9" meta:paragraph-count="266" meta:word-count="1354" meta:character-count="12273" meta:non-whitespace-character-count="8032"/>
  </office:meta>
</office:document-meta>
</file>